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6" office:value-type="string">
            <text:p>2022-07-07_15-46-39_000.jpg</text:p>
          </table:table-cell>
          <table:table-cell table:style-name="ce36" office:value-type="string">
            <text:p>:bookmemo / 読んだ本 / 『音楽起源論』 / 著者=黒沢隆朝 / 途中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bookmemo / 読んだ本 / 『音楽起源論』 / 著者=黒沢隆朝 / 途中">
            <text:p>:bookmemo / 読んだ本 / 『音楽起源論』 / 著者=黒沢隆朝 / 途中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6" office:value-type="string">
            <text:p>2022-07-07_15-46-46_000.jpg</text:p>
          </table:table-cell>
          <table:table-cell table:style-name="ce36" office:value-type="string">
            <text:p>:bookmemo / 読んだ本 / 『音楽起源論』 / 著者=黒沢隆朝 / 途中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bookmemo / 読んだ本 / 『音楽起源論』 / 著者=黒沢隆朝 / 途中">
            <text:p>:bookmemo / 読んだ本 / 『音楽起源論』 / 著者=黒沢隆朝 / 途中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6" office:value-type="string">
            <text:p>2022-07-06_07-16-07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6" office:value-type="string">
            <text:p>2022-07-07_07-28-30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6" office:value-type="string">
            <text:p>2022-07-08_07-13-5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起きた時刻 / 2022">
            <text:p>:m :PHOTO 起き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5">
            <text:p>45</text:p>
          </table:table-cell>
          <table:table-cell table:style-name="ce18" office:value-type="string">
            <text:p>2022-07-09_04-06-06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起きた時刻 / 2022">
            <text:p>:m :PHOTO 起き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string">
            <text:p>2022-07-06_00-35-43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:PHOTO 寝た時刻 / 2022">
            <text:p>:m :PHOTO 寝た時刻 / 2022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6" office:value-type="string">
            <text:p>2022-07-07_00-51-1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4">
            <text:p>24</text:p>
          </table:table-cell>
          <table:table-cell table:style-name="ce6" office:value-type="string">
            <text:p>2022-07-08_00-52-0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寝た時刻 / 2022">
            <text:p>:m :PHOTO 寝た時刻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4">
            <text:p>44</text:p>
          </table:table-cell>
          <table:table-cell table:style-name="ce18" office:value-type="string">
            <text:p>2022-07-08_22-27-53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6" office:value-type="string">
            <text:p>2022-07-06_09-46-07_000.jpg</text:p>
          </table:table-cell>
          <table:table-cell table:style-name="ce27" office:value-type="string">
            <text:p>:m 災害備蓄 / 入れたもの / item=①養生用ブルーシート(size:2.7x3.6;ハトメなし,volume=1p)；②ガラ袋(10枚x2) / other=~ / volume=~ / id=~ / 保管場所=物置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災害備蓄 / 入れたもの / item=①養生用ブルーシート(size:2.7x3.6;ハトメなし,volume=1p)；②ガラ袋(10枚x2) / other=~ / volume=~ / id=~ / 保管場所=物置">
            <text:p>:m 災害備蓄 / 入れたもの / item=①養生用ブルーシート(size:2.7x3.6;ハトメなし,volume=1p)；②ガラ袋(10枚x2) / other=~ / volume=~ / id=~ / 保管場所=物置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6" office:value-type="string">
            <text:p>2022-07-06_13-15-3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6" office:value-type="string">
            <text:p>2022-07-06_20-56-2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6" office:value-type="string">
            <text:p>2022-07-07_12-42-35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6" office:value-type="string">
            <text:p>2022-07-07_20-43-3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0">
            <text:p>30</text:p>
          </table:table-cell>
          <table:table-cell table:style-name="ce6" office:value-type="string">
            <text:p>2022-07-08_13-20-2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食べた物 ">
            <text:p>:m 食べた物 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3">
            <text:p>43</text:p>
          </table:table-cell>
          <table:table-cell table:style-name="ce18" office:value-type="string">
            <text:p>2022-07-08_21-07-5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食べた物 ">
            <text:p>:m 食べた物 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2">
            <text:p>52</text:p>
          </table:table-cell>
          <table:table-cell table:style-name="ce6" office:value-type="string">
            <text:p>2022-07-09_21-24-21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食べた物 ">
            <text:p>:m 食べた物 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8">
            <text:p>48</text:p>
          </table:table-cell>
          <table:table-cell table:style-name="ce6" office:value-type="string">
            <text:p>2022-07-09_06-26-53_000.jpg</text:p>
          </table:table-cell>
          <table:table-cell table:style-name="ce36" office:value-type="string">
            <text:p>:m 東和 PHOTO / 220708sa / 中延駅 / 中延プロジェクト / １名（設備） / ホクシン設備（多田建設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東和 PHOTO / 220708sa / 中延駅 / 中延プロジェクト / １名（設備） / ホクシン設備（多田建設） / 現場状況">
            <text:p>:m 東和 PHOTO / 220708sa / 中延駅 / 中延プロジェクト / １名（設備） / ホクシン設備（多田建設） / 現場状況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6" office:value-type="string">
            <text:p>2022-07-09_06-26-58_000.jpg</text:p>
          </table:table-cell>
          <table:table-cell table:style-name="ce36" office:value-type="string">
            <text:p>:m 東和 PHOTO / 220708sa / 中延駅 / 中延プロジェクト / １名（設備） / ホクシン設備（多田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708sa / 中延駅 / 中延プロジェクト / １名（設備） / ホクシン設備（多田建設） / 現場状況">
            <text:p>:m 東和 PHOTO / 220708sa / 中延駅 / 中延プロジェクト / １名（設備） / ホクシン設備（多田建設） / 現場状況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0">
            <text:p>50</text:p>
          </table:table-cell>
          <table:table-cell table:style-name="ce19" office:value-type="string">
            <text:p>2022-07-09_06-27-23_000.jpg</text:p>
          </table:table-cell>
          <table:table-cell table:style-name="ce36" office:value-type="string">
            <text:p>:m 東和 PHOTO / 220708sa / 中延駅 / 中延プロジェクト / １名（設備） / ホクシン設備（多田建設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東和 PHOTO / 220708sa / 中延駅 / 中延プロジェクト / １名（設備） / ホクシン設備（多田建設） / 現場状況">
            <text:p>:m 東和 PHOTO / 220708sa / 中延駅 / 中延プロジェクト / １名（設備） / ホクシン設備（多田建設） / 現場状況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2">
            <text:p>32</text:p>
          </table:table-cell>
          <table:table-cell table:style-name="ce6" office:value-type="string">
            <text:p>2022-07-08_15-28-03_000.jpg</text:p>
          </table:table-cell>
          <table:table-cell table:style-name="ce36" office:value-type="string">
            <text:p>:m 東和 PHOTO / 220708sa / 中延駅 / 中延プロジェクト / １名（設備） / ホクシン設備（多田建設） / 指示書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708sa / 中延駅 / 中延プロジェクト / １名（設備） / ホクシン設備（多田建設） / 指示書">
            <text:p>:m 東和 PHOTO / 220708sa / 中延駅 / 中延プロジェクト / １名（設備） / ホクシン設備（多田建設） / 指示書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3">
            <text:p>33</text:p>
          </table:table-cell>
          <table:table-cell table:style-name="ce6" office:value-type="string">
            <text:p>2022-07-08_15-28-29_000.jpg</text:p>
          </table:table-cell>
          <table:table-cell table:style-name="ce36" office:value-type="string">
            <text:p>:m 東和 PHOTO / 220708sa / 中延駅 / 中延プロジェクト / １名（設備） / ホクシン設備（多田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708sa / 中延駅 / 中延プロジェクト / １名（設備） / ホクシン設備（多田建設） / 指示書">
            <text:p>:m 東和 PHOTO / 220708sa / 中延駅 / 中延プロジェクト / １名（設備） / ホクシン設備（多田建設） / 指示書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4">
            <text:p>34</text:p>
          </table:table-cell>
          <table:table-cell table:style-name="ce6" office:value-type="string">
            <text:p>2022-07-08_15-28-33_000.jpg</text:p>
          </table:table-cell>
          <table:table-cell table:style-name="ce36" office:value-type="string">
            <text:p>:m 東和 PHOTO / 220708sa / 中延駅 / 中延プロジェクト / １名（設備） / ホクシン設備（多田建設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708sa / 中延駅 / 中延プロジェクト / １名（設備） / ホクシン設備（多田建設） / 指示書">
            <text:p>:m 東和 PHOTO / 220708sa / 中延駅 / 中延プロジェクト / １名（設備） / ホクシン設備（多田建設） / 指示書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5">
            <text:p>35</text:p>
          </table:table-cell>
          <table:table-cell table:style-name="ce6" office:value-type="string">
            <text:p>2022-07-08_15-28-46_000.jpg</text:p>
          </table:table-cell>
          <table:table-cell table:style-name="ce36" office:value-type="string">
            <text:p>:m 東和 PHOTO / 220708sa / 中延駅 / 中延プロジェクト / １名（設備） / ホクシン設備（多田建設） / 指示書：地図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東和 PHOTO / 220708sa / 中延駅 / 中延プロジェクト / １名（設備） / ホクシン設備（多田建設） / 指示書：地図">
            <text:p>:m 東和 PHOTO / 220708sa / 中延駅 / 中延プロジェクト / １名（設備） / ホクシン設備（多田建設） / 指示書：地図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7">
            <text:p>37</text:p>
          </table:table-cell>
          <table:table-cell table:style-name="ce6" office:value-type="string">
            <text:p>2022-07-08_15-34-50_000.jpg</text:p>
          </table:table-cell>
          <table:table-cell table:style-name="ce36" office:value-type="string">
            <text:p>:m 東和 PHOTO / 220708sa / 中延駅 / 中延プロジェクト / １名（設備） / ホクシン設備（多田建設） / 資料：交通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708sa / 中延駅 / 中延プロジェクト / １名（設備） / ホクシン設備（多田建設） / 資料：交通">
            <text:p>:m 東和 PHOTO / 220708sa / 中延駅 / 中延プロジェクト / １名（設備） / ホクシン設備（多田建設） / 資料：交通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6" office:value-type="string">
            <text:p>2022-07-08_15-50-58_000.jpg</text:p>
          </table:table-cell>
          <table:table-cell table:style-name="ce36" office:value-type="string">
            <text:p>:m 東和 PHOTO / 220708sa / 中延駅 / 中延プロジェクト / １名（設備） / ホクシン設備（多田建設） / 資料：地図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東和 PHOTO / 220708sa / 中延駅 / 中延プロジェクト / １名（設備） / ホクシン設備（多田建設） / 資料：地図">
            <text:p>:m 東和 PHOTO / 220708sa / 中延駅 / 中延プロジェクト / １名（設備） / ホクシン設備（多田建設） / 資料：地図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9">
            <text:p>39</text:p>
          </table:table-cell>
          <table:table-cell table:style-name="ce6" office:value-type="string">
            <text:p>2022-07-08_15-51-09_000.jpg</text:p>
          </table:table-cell>
          <table:table-cell table:style-name="ce36" office:value-type="string">
            <text:p>:m 東和 PHOTO / 220708sa / 中延駅 / 中延プロジェクト / １名（設備） / ホクシン設備（多田建設） / 資料：地図：路上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東和 PHOTO / 220708sa / 中延駅 / 中延プロジェクト / １名（設備） / ホクシン設備（多田建設） / 資料：地図：路上">
            <text:p>:m 東和 PHOTO / 220708sa / 中延駅 / 中延プロジェクト / １名（設備） / ホクシン設備（多田建設） / 資料：地図：路上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6">
            <text:p>36</text:p>
          </table:table-cell>
          <table:table-cell table:style-name="ce6" office:value-type="string">
            <text:p>2022-07-08_15-34-13_000.jpg</text:p>
          </table:table-cell>
          <table:table-cell table:style-name="ce36" office:value-type="string">
            <text:p>:m 東和 PHOTO / 220708sa / 中延駅 / 中延プロジェクト / １名（設備） / ホクシン設備（多田建設） / 資料：天気</text:p>
          </table:table-cell>
          <table:table-cell table:style-name="ce15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東和 PHOTO / 220708sa / 中延駅 / 中延プロジェクト / １名（設備） / ホクシン設備（多田建設） / 資料：天気">
            <text:p>:m 東和 PHOTO / 220708sa / 中延駅 / 中延プロジェクト / １名（設備） / ホクシン設備（多田建設） / 資料：天気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6" office:value-type="string">
            <text:p>2022-07-09_05-25-32_000.jpg</text:p>
          </table:table-cell>
          <table:table-cell table:style-name="ce36" office:value-type="string">
            <text:p>:m 東和 PHOTO / 220708sa / 中延駅 / 中延プロジェクト / １名（設備） / ホクシン設備（多田建設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東和 PHOTO / 220708sa / 中延駅 / 中延プロジェクト / １名（設備） / ホクシン設備（多田建設） / 出発時間">
            <text:p>:m 東和 PHOTO / 220708sa / 中延駅 / 中延プロジェクト / １名（設備） / ホクシン設備（多田建設） / 出発時間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8" office:value-type="string">
            <text:p>2022-07-09_20-41-37_000.jpg</text:p>
          </table:table-cell>
          <table:table-cell table:style-name="ce36" office:value-type="string">
            <text:p>:m 東和 PHOTO / 220708sa / 中延駅 / 中延プロジェクト / １名（設備） / ホクシン設備（多田建設） / 日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708sa / 中延駅 / 中延プロジェクト / １名（設備） / ホクシン設備（多田建設） / 日報">
            <text:p>:m 東和 PHOTO / 220708sa / 中延駅 / 中延プロジェクト / １名（設備） / ホクシン設備（多田建設） / 日報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6" office:value-type="string">
            <text:p>2022-07-06_09-42-40_000.jpg</text:p>
          </table:table-cell>
          <table:table-cell table:style-name="ce27" office:value-type="string">
            <text:p>:PHOTO 記録 / @自室　/ topic=捨てるもの / target=カッパ（下半身用、作業用）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 / @自室　/ topic=捨てるもの / target=カッパ（下半身用、作業用）,other=~">
            <text:p>:PHOTO 記録 / @自室　/ topic=捨てるもの / target=カッパ（下半身用、作業用）,other=~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6" office:value-type="string">
            <text:p>2022-07-06_09-48-45_000.jpg</text:p>
          </table:table-cell>
          <table:table-cell table:style-name="ce27" office:value-type="string">
            <text:p>:PHOTO 記録 / @自室　/ topic=捨てるもの / target=作業靴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PHOTO 記録 / @自室　/ topic=捨てるもの / target=作業靴,other=~">
            <text:p>:PHOTO 記録 / @自室　/ topic=捨てるもの / target=作業靴,other=~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6" office:value-type="string">
            <text:p>2022-07-06_17-31-05_000.jpg</text:p>
          </table:table-cell>
          <table:table-cell table:style-name="ce27" office:value-type="string">
            <text:p>:PHOTO 記録 / 作ったもの / 結び,knot / knot=もやい：palatek,for=~,other=~,material=トラロープ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PHOTO 記録 / 作ったもの / 結び,knot / knot=もやい：palatek,for=~,other=~,material=トラロープ">
            <text:p>:PHOTO 記録 / 作ったもの / 結び,knot / knot=もやい：palatek,for=~,other=~,material=トラロープ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6" office:value-type="string">
            <text:p>2022-07-06_07-37-1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6" office:value-type="string">
            <text:p>2022-07-07_07-43-4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6" office:value-type="string">
            <text:p>2022-07-08_07-43-2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6">
            <text:p>46</text:p>
          </table:table-cell>
          <table:table-cell table:style-name="ce18" office:value-type="string">
            <text:p>2022-07-09_04-23-0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9]=&quot;&quot;;[.C39];CONCATENATE([.C39];&quot; / &quot;;[.E3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1">
            <text:p>31</text:p>
          </table:table-cell>
          <table:table-cell table:style-name="ce6" office:value-type="string">
            <text:p>2022-07-08_14-22-57_000.mp4</text:p>
          </table:table-cell>
          <table:table-cell table:style-name="ce27" office:value-type="string">
            <text:p>:VIDEO / @自室 / 記録 / jap.flute / 演奏、play / R=1 / record,for=mouth-shape:dai-kan,other=~,memo~,fil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VIDEO / @自室 / 記録 / jap.flute / 演奏、play / R=1 / record,for=mouth-shape:dai-kan,other=~,memo~,file-id=~ / follow~">
            <text:p>:VIDEO / @自室 / 記録 / jap.flute / 演奏、play / R=1 / record,for=mouth-shape:dai-kan,other=~,memo~,file-id=~ / follow~</text:p>
          </table:table-cell>
          <table:table-cell table:style-name="ce11" table:formula="of:=RIGHT([.B40];[.K40])" office:value-type="string" office:string-value="mp4">
            <text:p>mp4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6" office:value-type="string">
            <text:p>2022-07-06_12-45-36_000.jpg</text:p>
          </table:table-cell>
          <table:table-cell table:style-name="ce27" office:value-type="string">
            <text:p>:m RES 1-2*4 / free# JVEMV6 68#_303:1 / 68. theoretical-physics(tp) / topics=ランダウ記号,w=~,doc=r-6-1~7#5,s=~,i=~,other=calc+;calc+;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1-2*4 / free# JVEMV6 68#_303:1 / 68. theoretical-physics(tp) / topics=ランダウ記号,w=~,doc=r-6-1~7#5,s=~,i=~,other=calc+;calc+;">
            <text:p>:m RES 1-2*4 / free# JVEMV6 68#_303:1 / 68. theoretical-physics(tp) / topics=ランダウ記号,w=~,doc=r-6-1~7#5,s=~,i=~,other=calc+;calc+;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string">
            <text:p>2022-07-06_12-45-57_000.jpg</text:p>
          </table:table-cell>
          <table:table-cell table:style-name="ce27" office:value-type="string">
            <text:p>:m RES 3-4*4 / free# JVEMV6 68#_303:1 / 68. theoretical-physics(tp) / topics=ランダウ記号,w=~,doc=r-6-1~7#5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RES 3-4*4 / free# JVEMV6 68#_303:1 / 68. theoretical-physics(tp) / topics=ランダウ記号,w=~,doc=r-6-1~7#5,s=~,i=~,other=memo+">
            <text:p>:m RES 3-4*4 / free# JVEMV6 68#_303:1 / 68. theoretical-physics(tp) / topics=ランダウ記号,w=~,doc=r-6-1~7#5,s=~,i=~,other=memo+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6" office:value-type="string">
            <text:p>2022-07-06_17-16-30_000.jpg</text:p>
          </table:table-cell>
          <table:table-cell table:style-name="ce27" office:value-type="string">
            <text:p>:m RES 1*1 / free# JVEMV6 68#_303:2 / 68. theoretical-physics(tp) / topics=ランダウ記号,w=~,doc=r-6-1~7#6.3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string" office:string-value=":m RES 1*1 / free# JVEMV6 68#_303:2 / 68. theoretical-physics(tp) / topics=ランダウ記号,w=~,doc=r-6-1~7#6.3,s=~,i=~,other=memo+">
            <text:p>:m RES 1*1 / free# JVEMV6 68#_303:2 / 68. theoretical-physics(tp) / topics=ランダウ記号,w=~,doc=r-6-1~7#6.3,s=~,i=~,other=memo+</text:p>
          </table:table-cell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6" office:value-type="string">
            <text:p>2022-07-07_12-05-50_000.jpg</text:p>
          </table:table-cell>
          <table:table-cell table:style-name="ce27" office:value-type="string">
            <text:p>:m RES 1*2 / free# JVEMV6 68#_304:1 / 68. theoretical-physics(tp) / topics=微分方程式,w=~,doc=r-7-A3~2.1.1#1,s=~,i=~,other=calc+;calc+;calc+;</text:p>
          </table:table-cell>
          <table:table-cell table:style-name="ce46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RES 1*2 / free# JVEMV6 68#_304:1 / 68. theoretical-physics(tp) / topics=微分方程式,w=~,doc=r-7-A3~2.1.1#1,s=~,i=~,other=calc+;calc+;calc+;">
            <text:p>:m RES 1*2 / free# JVEMV6 68#_304:1 / 68. theoretical-physics(tp) / topics=微分方程式,w=~,doc=r-7-A3~2.1.1#1,s=~,i=~,other=calc+;calc+;calc+;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6" office:value-type="string">
            <text:p>2022-07-07_12-06-05_000.jpg</text:p>
          </table:table-cell>
          <table:table-cell table:style-name="ce27" office:value-type="string">
            <text:p>:m RES 2*2 / free# JVEMV6 68#_304:1 / 68. theoretical-physics(tp) / topics=微分方程式,w=~,doc=r-7-A3~2.1.1#1,s=~,i=~,other=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5]=&quot;&quot;;[.C45];CONCATENATE([.C45];&quot; / &quot;;[.E45]))" office:value-type="string" office:string-value=":m RES 2*2 / free# JVEMV6 68#_304:1 / 68. theoretical-physics(tp) / topics=微分方程式,w=~,doc=r-7-A3~2.1.1#1,s=~,i=~,other=">
            <text:p>:m RES 2*2 / free# JVEMV6 68#_304:1 / 68. theoretical-physics(tp) / topics=微分方程式,w=~,doc=r-7-A3~2.1.1#1,s=~,i=~,other=</text:p>
          </table:table-cell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6" office:value-type="string">
            <text:p>2022-07-07_17-43-10_000.jpg</text:p>
          </table:table-cell>
          <table:table-cell table:style-name="ce36" office:value-type="string">
            <text:p>:m RES 1*1 / free# JVEMV6 68#_304:2 / 68. theoretical-physics(tp) / topics=微分方程式,w=~,doc=r-7-A3~2.1.1#1-5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6]=&quot;&quot;;[.C46];CONCATENATE([.C46];&quot; / &quot;;[.E46]))" office:value-type="string" office:string-value=":m RES 1*1 / free# JVEMV6 68#_304:2 / 68. theoretical-physics(tp) / topics=微分方程式,w=~,doc=r-7-A3~2.1.1#1-5,s=~,i=~,other=calc+">
            <text:p>:m RES 1*1 / free# JVEMV6 68#_304:2 / 68. theoretical-physics(tp) / topics=微分方程式,w=~,doc=r-7-A3~2.1.1#1-5,s=~,i=~,other=calc+</text:p>
          </table:table-cell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6" office:value-type="string">
            <text:p>2022-07-07_21-43-05_000.jpg</text:p>
          </table:table-cell>
          <table:table-cell table:style-name="ce36" office:value-type="string">
            <text:p>:m 東和 PHOTO / 220708sa / 中延駅 / 中延プロジェクト / １名（設備） / ホクシン設備（多田建設） / 資料：天気：週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東和 PHOTO / 220708sa / 中延駅 / 中延プロジェクト / １名（設備） / ホクシン設備（多田建設） / 資料：天気：週間">
            <text:p>:m 東和 PHOTO / 220708sa / 中延駅 / 中延プロジェクト / １名（設備） / ホクシン設備（多田建設） / 資料：天気：週間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6" office:value-type="string">
            <text:p>2022-07-08_11-38-30_000.jpg</text:p>
          </table:table-cell>
          <table:table-cell table:style-name="ce27" office:value-type="string">
            <text:p>:m RES 1*2 / free# JVEMV6 68#_305:1 / 68. theoretical-physics(tp) / topics=微分方程式,w=~,doc=r-7-A3~2.1.1#1-7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RES 1*2 / free# JVEMV6 68#_305:1 / 68. theoretical-physics(tp) / topics=微分方程式,w=~,doc=r-7-A3~2.1.1#1-7,s=~,i=~,other=calc+">
            <text:p>:m RES 1*2 / free# JVEMV6 68#_305:1 / 68. theoretical-physics(tp) / topics=微分方程式,w=~,doc=r-7-A3~2.1.1#1-7,s=~,i=~,other=calc+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6" office:value-type="string">
            <text:p>2022-07-08_11-38-46_000.jpg</text:p>
          </table:table-cell>
          <table:table-cell table:style-name="ce27" office:value-type="string">
            <text:p>:m RES 2*2 / free# JVEMV6 68#_305:1 / 68. theoretical-physics(tp) / topics=微分方程式,w=~,doc=r-7-A3~2.1.1#1-7,s=~,i=~,other=cal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RES 2*2 / free# JVEMV6 68#_305:1 / 68. theoretical-physics(tp) / topics=微分方程式,w=~,doc=r-7-A3~2.1.1#1-7,s=~,i=~,other=calc+">
            <text:p>:m RES 2*2 / free# JVEMV6 68#_305:1 / 68. theoretical-physics(tp) / topics=微分方程式,w=~,doc=r-7-A3~2.1.1#1-7,s=~,i=~,other=calc+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6" office:value-type="string">
            <text:p>2022-07-08_12-27-42_000.jpg</text:p>
          </table:table-cell>
          <table:table-cell table:style-name="ce36" office:value-type="string">
            <text:p>:m やることリスト / steps / occasion=用意：東和：仕度、片付け / for=現場に着いたとき、仕度；作業終了後、着替え他, at=各現場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:m やることリスト / steps / occasion=用意：東和：仕度、片付け / for=現場に着いたとき、仕度；作業終了後、着替え他, at=各現場">
            <text:p>:m やることリスト / steps / occasion=用意：東和：仕度、片付け / for=現場に着いたとき、仕度；作業終了後、着替え他, at=各現場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0">
            <text:p>40</text:p>
          </table:table-cell>
          <table:table-cell table:style-name="ce18" office:value-type="string">
            <text:p>2022-07-08_17-07-33_000.jpg</text:p>
          </table:table-cell>
          <table:table-cell table:style-name="ce27" office:value-type="string">
            <text:p>:m RES 1*1 / free# JVEMV6 68#_305:2 / 68. theoretical-physics(tp) / topics=流体力学,w=~,doc=r-7-A10~4.1.2#1,s=~,i=~,other=memo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:m RES 1*1 / free# JVEMV6 68#_305:2 / 68. theoretical-physics(tp) / topics=流体力学,w=~,doc=r-7-A10~4.1.2#1,s=~,i=~,other=memo+">
            <text:p>:m RES 1*1 / free# JVEMV6 68#_305:2 / 68. theoretical-physics(tp) / topics=流体力学,w=~,doc=r-7-A10~4.1.2#1,s=~,i=~,other=memo+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1">
            <text:p>41</text:p>
          </table:table-cell>
          <table:table-cell table:style-name="ce18" office:value-type="string">
            <text:p>2022-07-08_17-17-32_000.jpg</text:p>
          </table:table-cell>
          <table:table-cell table:style-name="ce27" office:value-type="string">
            <text:p>:m other / 記録　文書 / @自室 / subject=時間、お金の計算：東和へ周知作業のために出向くとき：比較,content=中延駅から、営業所へ寄る；自宅から、往復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:m other / 記録　文書 / @自室 / subject=時間、お金の計算：東和へ周知作業のために出向くとき：比較,content=中延駅から、営業所へ寄る；自宅から、往復,other=~">
            <text:p>:m other / 記録　文書 / @自室 / subject=時間、お金の計算：東和へ周知作業のために出向くとき：比較,content=中延駅から、営業所へ寄る；自宅から、往復,other=~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2">
            <text:p>42</text:p>
          </table:table-cell>
          <table:table-cell table:style-name="ce18" office:value-type="string">
            <text:p>2022-07-08_19-15-46_000.jpg</text:p>
          </table:table-cell>
          <table:table-cell table:style-name="ce27" office:value-type="string">
            <text:p>:m RES 1*1 / free# JVEMV6 68#_305:3 / 68. theoretical-physics(tp) / topics=流体力学,w=~,doc=r-7-A10~1.1#1,s=~,i=~,other=</text:p>
          </table:table-cell>
          <table:table-cell table:style-name="ce28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RES 1*1 / free# JVEMV6 68#_305:3 / 68. theoretical-physics(tp) / topics=流体力学,w=~,doc=r-7-A10~1.1#1,s=~,i=~,other=">
            <text:p>:m RES 1*1 / free# JVEMV6 68#_305:3 / 68. theoretical-physics(tp) / topics=流体力学,w=~,doc=r-7-A10~1.1#1,s=~,i=~,other=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6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6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8" table:number-columns-repeated="2"/>
          <table:table-cell table:style-name="ce11" table:number-columns-repeated="2"/>
          <table:table-cell table:style-name="ce51"/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10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10"/>
          <table:table-cell table:style-name="ce11"/>
          <table:table-cell table:style-name="ce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6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35">
            <text:p>3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0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8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49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4:Sheet1.C269" table:on-update-keep-styles="true" table:on-update-keep-size="false"/>
        <table:database-range table:name="XXX" table:target-range-address="Sheet1.B264:Sheet1.B264" table:on-update-keep-styles="true" table:on-update-keep-size="false"/>
        <table:database-range table:name="XXX_music" table:target-range-address="Sheet1.B265:Sheet1.B265" table:on-update-keep-styles="true" table:on-update-keep-size="false"/>
        <table:database-range table:target-range-address="Sheet1.A2:Sheet1.AMJ53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0">2022/07/10</text:date>, <text:time>10:47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10T10:47:29.42</dc:date>
    <dc:creator>iwabuchi ken</dc:creator>
    <meta:editing-duration>P48DT1H12M52S</meta:editing-duration>
    <meta:editing-cycles>15520</meta:editing-cycles>
    <meta:document-statistic meta:table-count="2" meta:cell-count="949" meta:object-count="0"/>
    <meta:user-defined meta:name="qrichtext">1</meta:user-defined>
  </office:meta>
</office:document-meta>
</file>